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15" style:family="table">
      <style:table-properties style:width="16.99cm" table:align="left" style:writing-mode="lr-tb"/>
    </style:style>
    <style:style style:name="Taula15.A" style:family="table-column">
      <style:table-column-properties style:column-width="2.967cm"/>
    </style:style>
    <style:style style:name="Taula15.B" style:family="table-column">
      <style:table-column-properties style:column-width="14.023cm"/>
    </style:style>
    <style:style style:name="Taula15.A1" style:family="table-cell">
      <style:table-cell-properties fo:padding="0.097cm" fo:border="0.002cm solid #000000"/>
    </style:style>
    <style:style style:name="Taula15.A2" style:family="table-cell">
      <style:table-cell-properties fo:background-color="#ffff99" fo:padding="0.097cm" fo:border-left="0.002cm solid #000000" fo:border-right="none" fo:border-top="none" fo:border-bottom="0.002cm solid #000000">
        <style:background-image/>
      </style:table-cell-properties>
    </style:style>
    <style:style style:name="Taula15.B2" style:family="table-cell">
      <style:table-cell-properties fo:padding="0.097cm" fo:border-left="0.002cm solid #000000" fo:border-right="0.002cm solid #000000" fo:border-top="none" fo:border-bottom="0.002cm solid #000000"/>
    </style:style>
    <style:style style:name="Taula18" style:family="table">
      <style:table-properties style:width="16.99cm" table:align="left" style:writing-mode="lr-tb"/>
    </style:style>
    <style:style style:name="Taula18.A" style:family="table-column">
      <style:table-column-properties style:column-width="2.967cm"/>
    </style:style>
    <style:style style:name="Taula18.B" style:family="table-column">
      <style:table-column-properties style:column-width="14.023cm"/>
    </style:style>
    <style:style style:name="Taula18.A1" style:family="table-cell">
      <style:table-cell-properties fo:padding="0.097cm" fo:border="0.002cm solid #000000"/>
    </style:style>
    <style:style style:name="Taula18.A2" style:family="table-cell">
      <style:table-cell-properties fo:background-color="#ffff99" fo:padding="0.097cm" fo:border-left="0.002cm solid #000000" fo:border-right="none" fo:border-top="none" fo:border-bottom="0.002cm solid #000000">
        <style:background-image/>
      </style:table-cell-properties>
    </style:style>
    <style:style style:name="Taula18.B2" style:family="table-cell">
      <style:table-cell-properties fo:padding="0.097cm" fo:border-left="0.002cm solid #000000" fo:border-right="0.002cm solid #000000" fo:border-top="none" fo:border-bottom="0.002cm solid #000000"/>
    </style:style>
    <style:style style:name="Taula19" style:family="table">
      <style:table-properties style:width="16.99cm" table:align="left" style:writing-mode="lr-tb"/>
    </style:style>
    <style:style style:name="Taula19.A" style:family="table-column">
      <style:table-column-properties style:column-width="2.967cm"/>
    </style:style>
    <style:style style:name="Taula19.B" style:family="table-column">
      <style:table-column-properties style:column-width="14.023cm"/>
    </style:style>
    <style:style style:name="Taula19.A1" style:family="table-cell">
      <style:table-cell-properties fo:padding="0.097cm" fo:border="0.002cm solid #000000"/>
    </style:style>
    <style:style style:name="Taula19.A2" style:family="table-cell">
      <style:table-cell-properties fo:background-color="#ffff99" fo:padding="0.097cm" fo:border-left="0.002cm solid #000000" fo:border-right="none" fo:border-top="none" fo:border-bottom="0.002cm solid #000000">
        <style:background-image/>
      </style:table-cell-properties>
    </style:style>
    <style:style style:name="Taula19.B2" style:family="table-cell">
      <style:table-cell-properties fo:padding="0.097cm" fo:border-left="0.002cm solid #000000" fo:border-right="0.002cm solid #000000" fo:border-top="none" fo:border-bottom="0.002cm solid #000000"/>
    </style:style>
    <style:style style:name="Taula20" style:family="table">
      <style:table-properties style:width="16.99cm" table:align="left" style:writing-mode="lr-tb"/>
    </style:style>
    <style:style style:name="Taula20.A" style:family="table-column">
      <style:table-column-properties style:column-width="2.967cm"/>
    </style:style>
    <style:style style:name="Taula20.B" style:family="table-column">
      <style:table-column-properties style:column-width="14.023cm"/>
    </style:style>
    <style:style style:name="Taula20.A1" style:family="table-cell">
      <style:table-cell-properties fo:padding="0.097cm" fo:border="0.002cm solid #000000"/>
    </style:style>
    <style:style style:name="Taula20.A2" style:family="table-cell">
      <style:table-cell-properties fo:background-color="#ffff99" fo:padding="0.097cm" fo:border-left="0.002cm solid #000000" fo:border-right="none" fo:border-top="none" fo:border-bottom="0.002cm solid #000000">
        <style:background-image/>
      </style:table-cell-properties>
    </style:style>
    <style:style style:name="Taula20.B2" style:family="table-cell">
      <style:table-cell-properties fo:padding="0.097cm" fo:border-left="0.002cm solid #000000" fo:border-right="0.002cm solid #000000" fo:border-top="none" fo:border-bottom="0.002cm solid #000000"/>
    </style:style>
    <style:style style:name="Taula21" style:family="table">
      <style:table-properties style:width="16.99cm" table:align="left" style:writing-mode="lr-tb"/>
    </style:style>
    <style:style style:name="Taula21.A" style:family="table-column">
      <style:table-column-properties style:column-width="2.967cm"/>
    </style:style>
    <style:style style:name="Taula21.B" style:family="table-column">
      <style:table-column-properties style:column-width="14.023cm"/>
    </style:style>
    <style:style style:name="Taula21.A1" style:family="table-cell">
      <style:table-cell-properties fo:padding="0.097cm" fo:border="0.002cm solid #000000"/>
    </style:style>
    <style:style style:name="Taula21.A2" style:family="table-cell">
      <style:table-cell-properties fo:background-color="#ffff99" fo:padding="0.097cm" fo:border-left="0.002cm solid #000000" fo:border-right="none" fo:border-top="none" fo:border-bottom="0.002cm solid #000000">
        <style:background-image/>
      </style:table-cell-properties>
    </style:style>
    <style:style style:name="Taula21.B2" style:family="table-cell">
      <style:table-cell-properties fo:padding="0.097cm" fo:border-left="0.002cm solid #000000" fo:border-right="0.002cm solid #000000" fo:border-top="none" fo:border-bottom="0.002cm solid #000000"/>
    </style:style>
    <style:style style:name="Taula22" style:family="table">
      <style:table-properties style:width="16.99cm" table:align="left" style:writing-mode="lr-tb"/>
    </style:style>
    <style:style style:name="Taula22.A" style:family="table-column">
      <style:table-column-properties style:column-width="2.967cm"/>
    </style:style>
    <style:style style:name="Taula22.B" style:family="table-column">
      <style:table-column-properties style:column-width="14.023cm"/>
    </style:style>
    <style:style style:name="Taula22.A1" style:family="table-cell">
      <style:table-cell-properties fo:padding="0.097cm" fo:border="0.002cm solid #000000"/>
    </style:style>
    <style:style style:name="Taula22.A2" style:family="table-cell">
      <style:table-cell-properties fo:background-color="#ffff99" fo:padding="0.097cm" fo:border-left="0.002cm solid #000000" fo:border-right="none" fo:border-top="none" fo:border-bottom="0.002cm solid #000000">
        <style:background-image/>
      </style:table-cell-properties>
    </style:style>
    <style:style style:name="Taula22.B2" style:family="table-cell">
      <style:table-cell-properties fo:padding="0.097cm" fo:border-left="0.002cm solid #000000" fo:border-right="0.002cm solid #000000" fo:border-top="none" fo:border-bottom="0.002cm solid #000000"/>
    </style:style>
    <style:style style:name="Taula23" style:family="table">
      <style:table-properties style:width="16.99cm" table:align="left" style:writing-mode="lr-tb"/>
    </style:style>
    <style:style style:name="Taula23.A" style:family="table-column">
      <style:table-column-properties style:column-width="2.967cm"/>
    </style:style>
    <style:style style:name="Taula23.B" style:family="table-column">
      <style:table-column-properties style:column-width="14.023cm"/>
    </style:style>
    <style:style style:name="Taula23.A1" style:family="table-cell">
      <style:table-cell-properties fo:padding="0.097cm" fo:border="0.002cm solid #000000"/>
    </style:style>
    <style:style style:name="Taula23.A2" style:family="table-cell">
      <style:table-cell-properties fo:background-color="#ffff99" fo:padding="0.097cm" fo:border-left="0.002cm solid #000000" fo:border-right="none" fo:border-top="none" fo:border-bottom="0.002cm solid #000000">
        <style:background-image/>
      </style:table-cell-properties>
    </style:style>
    <style:style style:name="Taula23.B2" style:family="table-cell">
      <style:table-cell-properties fo:padding="0.097cm" fo:border-left="0.002cm solid #000000" fo:border-right="0.002cm solid #000000" fo:border-top="none" fo:border-bottom="0.002cm solid #000000"/>
    </style:style>
    <style:style style:name="Taula24" style:family="table">
      <style:table-properties style:width="16.99cm" table:align="left" style:writing-mode="lr-tb"/>
    </style:style>
    <style:style style:name="Taula24.A" style:family="table-column">
      <style:table-column-properties style:column-width="2.967cm"/>
    </style:style>
    <style:style style:name="Taula24.B" style:family="table-column">
      <style:table-column-properties style:column-width="14.023cm"/>
    </style:style>
    <style:style style:name="Taula24.A1" style:family="table-cell">
      <style:table-cell-properties fo:padding="0.097cm" fo:border="0.002cm solid #000000"/>
    </style:style>
    <style:style style:name="Taula24.A2" style:family="table-cell">
      <style:table-cell-properties fo:background-color="#ffff99" fo:padding="0.097cm" fo:border-left="0.002cm solid #000000" fo:border-right="none" fo:border-top="none" fo:border-bottom="0.002cm solid #000000">
        <style:background-image/>
      </style:table-cell-properties>
    </style:style>
    <style:style style:name="Taula24.B2" style:family="table-cell">
      <style:table-cell-properties fo:padding="0.097cm" fo:border-left="0.002cm solid #000000" fo:border-right="0.002cm solid #000000" fo:border-top="none" fo:border-bottom="0.002cm solid #000000"/>
    </style:style>
    <style:style style:name="Taula25" style:family="table">
      <style:table-properties style:width="16.99cm" table:align="left" style:writing-mode="lr-tb"/>
    </style:style>
    <style:style style:name="Taula25.A" style:family="table-column">
      <style:table-column-properties style:column-width="2.967cm"/>
    </style:style>
    <style:style style:name="Taula25.B" style:family="table-column">
      <style:table-column-properties style:column-width="14.023cm"/>
    </style:style>
    <style:style style:name="Taula25.A1" style:family="table-cell">
      <style:table-cell-properties fo:padding="0.097cm" fo:border="0.002cm solid #000000"/>
    </style:style>
    <style:style style:name="Taula25.A2" style:family="table-cell">
      <style:table-cell-properties fo:background-color="#ffff99" fo:padding="0.097cm" fo:border-left="0.002cm solid #000000" fo:border-right="none" fo:border-top="none" fo:border-bottom="0.002cm solid #000000">
        <style:background-image/>
      </style:table-cell-properties>
    </style:style>
    <style:style style:name="Taula25.B2" style:family="table-cell">
      <style:table-cell-properties fo:padding="0.097cm" fo:border-left="0.002cm solid #000000" fo:border-right="0.002cm solid #000000" fo:border-top="none" fo:border-bottom="0.002cm solid #000000"/>
    </style:style>
    <style:style style:name="Taula26" style:family="table">
      <style:table-properties style:width="16.99cm" table:align="left" style:writing-mode="lr-tb"/>
    </style:style>
    <style:style style:name="Taula26.A" style:family="table-column">
      <style:table-column-properties style:column-width="2.967cm"/>
    </style:style>
    <style:style style:name="Taula26.B" style:family="table-column">
      <style:table-column-properties style:column-width="14.023cm"/>
    </style:style>
    <style:style style:name="Taula26.A1" style:family="table-cell">
      <style:table-cell-properties fo:padding="0.097cm" fo:border="0.002cm solid #000000"/>
    </style:style>
    <style:style style:name="Taula26.A2" style:family="table-cell">
      <style:table-cell-properties fo:background-color="#ffff99" fo:padding="0.097cm" fo:border-left="0.002cm solid #000000" fo:border-right="none" fo:border-top="none" fo:border-bottom="0.002cm solid #000000">
        <style:background-image/>
      </style:table-cell-properties>
    </style:style>
    <style:style style:name="Taula26.B2" style:family="table-cell">
      <style:table-cell-properties fo:padding="0.097cm" fo:border-left="0.002cm solid #000000" fo:border-right="0.002cm solid #000000" fo:border-top="none" fo:border-bottom="0.002cm solid #000000"/>
    </style:style>
    <style:style style:name="Taula27" style:family="table">
      <style:table-properties style:width="16.99cm" table:align="left" style:writing-mode="lr-tb"/>
    </style:style>
    <style:style style:name="Taula27.A" style:family="table-column">
      <style:table-column-properties style:column-width="2.967cm"/>
    </style:style>
    <style:style style:name="Taula27.B" style:family="table-column">
      <style:table-column-properties style:column-width="14.023cm"/>
    </style:style>
    <style:style style:name="Taula27.A1" style:family="table-cell">
      <style:table-cell-properties fo:padding="0.097cm" fo:border="0.002cm solid #000000"/>
    </style:style>
    <style:style style:name="Taula27.A2" style:family="table-cell">
      <style:table-cell-properties fo:background-color="#ffff99" fo:padding="0.097cm" fo:border-left="0.002cm solid #000000" fo:border-right="none" fo:border-top="none" fo:border-bottom="0.002cm solid #000000">
        <style:background-image/>
      </style:table-cell-properties>
    </style:style>
    <style:style style:name="Taula27.B2" style:family="table-cell">
      <style:table-cell-properties fo:padding="0.097cm" fo:border-left="0.002cm solid #000000" fo:border-right="0.002cm solid #000000" fo:border-top="none" fo:border-bottom="0.002cm solid #000000"/>
    </style:style>
    <style:style style:name="Taula28" style:family="table">
      <style:table-properties style:width="16.99cm" table:align="left" style:writing-mode="lr-tb"/>
    </style:style>
    <style:style style:name="Taula28.A" style:family="table-column">
      <style:table-column-properties style:column-width="2.967cm"/>
    </style:style>
    <style:style style:name="Taula28.B" style:family="table-column">
      <style:table-column-properties style:column-width="14.023cm"/>
    </style:style>
    <style:style style:name="Taula28.A1" style:family="table-cell">
      <style:table-cell-properties fo:padding="0.097cm" fo:border="0.002cm solid #000000"/>
    </style:style>
    <style:style style:name="Taula28.A2" style:family="table-cell">
      <style:table-cell-properties fo:background-color="#ffff99" fo:padding="0.097cm" fo:border-left="0.002cm solid #000000" fo:border-right="none" fo:border-top="none" fo:border-bottom="0.002cm solid #000000">
        <style:background-image/>
      </style:table-cell-properties>
    </style:style>
    <style:style style:name="Taula28.B2" style:family="table-cell">
      <style:table-cell-properties fo:padding="0.097cm" fo:border-left="0.002cm solid #000000" fo:border-right="0.002cm solid #000000" fo:border-top="none" fo:border-bottom="0.002cm solid #000000"/>
    </style:style>
    <style:style style:name="Taula29" style:family="table">
      <style:table-properties style:width="16.99cm" table:align="left" style:writing-mode="lr-tb"/>
    </style:style>
    <style:style style:name="Taula29.A" style:family="table-column">
      <style:table-column-properties style:column-width="2.967cm"/>
    </style:style>
    <style:style style:name="Taula29.B" style:family="table-column">
      <style:table-column-properties style:column-width="14.023cm"/>
    </style:style>
    <style:style style:name="Taula29.A1" style:family="table-cell">
      <style:table-cell-properties fo:padding="0.097cm" fo:border="0.002cm solid #000000"/>
    </style:style>
    <style:style style:name="Taula29.A2" style:family="table-cell">
      <style:table-cell-properties fo:background-color="#ffff99" fo:padding="0.097cm" fo:border-left="0.002cm solid #000000" fo:border-right="none" fo:border-top="none" fo:border-bottom="0.002cm solid #000000">
        <style:background-image/>
      </style:table-cell-properties>
    </style:style>
    <style:style style:name="Taula29.B2" style:family="table-cell">
      <style:table-cell-properties fo:padding="0.097cm" fo:border-left="0.002cm solid #000000" fo:border-right="0.002cm solid #000000" fo:border-top="none" fo:border-bottom="0.002cm solid #000000"/>
    </style:style>
    <style:style style:name="Taula30" style:family="table">
      <style:table-properties style:width="16.99cm" table:align="left" style:writing-mode="lr-tb"/>
    </style:style>
    <style:style style:name="Taula30.A" style:family="table-column">
      <style:table-column-properties style:column-width="2.967cm"/>
    </style:style>
    <style:style style:name="Taula30.B" style:family="table-column">
      <style:table-column-properties style:column-width="14.023cm"/>
    </style:style>
    <style:style style:name="Taula30.A1" style:family="table-cell">
      <style:table-cell-properties fo:padding="0.097cm" fo:border="0.002cm solid #000000"/>
    </style:style>
    <style:style style:name="Taula30.A2" style:family="table-cell">
      <style:table-cell-properties fo:background-color="#ffff99" fo:padding="0.097cm" fo:border-left="0.002cm solid #000000" fo:border-right="none" fo:border-top="none" fo:border-bottom="0.002cm solid #000000">
        <style:background-image/>
      </style:table-cell-properties>
    </style:style>
    <style:style style:name="Taula30.B2" style:family="table-cell">
      <style:table-cell-properties fo:padding="0.097cm" fo:border-left="0.002cm solid #000000" fo:border-right="0.002cm solid #000000" fo:border-top="none" fo:border-bottom="0.002cm solid #000000"/>
    </style:style>
    <style:style style:name="Taula31" style:family="table">
      <style:table-properties style:width="16.99cm" table:align="left" style:writing-mode="lr-tb"/>
    </style:style>
    <style:style style:name="Taula31.A" style:family="table-column">
      <style:table-column-properties style:column-width="2.967cm"/>
    </style:style>
    <style:style style:name="Taula31.B" style:family="table-column">
      <style:table-column-properties style:column-width="14.023cm"/>
    </style:style>
    <style:style style:name="Taula31.A1" style:family="table-cell">
      <style:table-cell-properties fo:padding="0.097cm" fo:border="0.002cm solid #000000"/>
    </style:style>
    <style:style style:name="Taula31.A2" style:family="table-cell">
      <style:table-cell-properties fo:background-color="#ffff99" fo:padding="0.097cm" fo:border-left="0.002cm solid #000000" fo:border-right="none" fo:border-top="none" fo:border-bottom="0.002cm solid #000000">
        <style:background-image/>
      </style:table-cell-properties>
    </style:style>
    <style:style style:name="Taula31.B2" style:family="table-cell">
      <style:table-cell-properties fo:padding="0.097cm" fo:border-left="0.002cm solid #000000" fo:border-right="0.002cm solid #000000" fo:border-top="none" fo:border-bottom="0.002cm solid #000000"/>
    </style:style>
    <style:style style:name="Taula32" style:family="table">
      <style:table-properties style:width="16.99cm" table:align="left" style:writing-mode="lr-tb"/>
    </style:style>
    <style:style style:name="Taula32.A" style:family="table-column">
      <style:table-column-properties style:column-width="2.967cm"/>
    </style:style>
    <style:style style:name="Taula32.B" style:family="table-column">
      <style:table-column-properties style:column-width="14.023cm"/>
    </style:style>
    <style:style style:name="Taula32.A1" style:family="table-cell">
      <style:table-cell-properties fo:padding="0.097cm" fo:border="0.002cm solid #000000"/>
    </style:style>
    <style:style style:name="Taula32.A2" style:family="table-cell">
      <style:table-cell-properties fo:background-color="#ffff99" fo:padding="0.097cm" fo:border-left="0.002cm solid #000000" fo:border-right="none" fo:border-top="none" fo:border-bottom="0.002cm solid #000000">
        <style:background-image/>
      </style:table-cell-properties>
    </style:style>
    <style:style style:name="Taula32.B2" style:family="table-cell">
      <style:table-cell-properties fo:padding="0.097cm" fo:border-left="0.002cm solid #000000" fo:border-right="0.002cm solid #000000" fo:border-top="none" fo:border-bottom="0.002cm solid #000000"/>
    </style:style>
    <style:style style:name="Taula33" style:family="table">
      <style:table-properties style:width="16.898cm" fo:margin-left="0.042cm" fo:margin-right="0.06cm" table:align="margins" style:writing-mode="lr-tb"/>
    </style:style>
    <style:style style:name="Taula33.A" style:family="table-column">
      <style:table-column-properties style:column-width="3.57cm" style:rel-column-width="13844*"/>
    </style:style>
    <style:style style:name="Taula33.B" style:family="table-column">
      <style:table-column-properties style:column-width="3.605cm" style:rel-column-width="13983*"/>
    </style:style>
    <style:style style:name="Taula33.C" style:family="table-column">
      <style:table-column-properties style:column-width="9.723cm" style:rel-column-width="37708*"/>
    </style:style>
    <style:style style:name="Taula33.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33.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33.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33.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33.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Standard">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3" style:family="paragraph" style:parent-style-name="Standard">
      <style:text-properties style:font-name="Arial" fo:font-size="10pt" fo:language="ca" fo:country="ES" fo:font-style="normal" fo:background-color="transparent" style:font-size-asian="10pt" style:font-style-asian="normal" style:font-name-complex="Arial" style:font-size-complex="10pt" style:language-complex="ar" style:country-complex="SA" style:font-style-complex="normal"/>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text-align="justify" style:justify-single-word="false" style:text-autospace="none"/>
    </style:style>
    <style:style style:name="P6" style:family="paragraph" style:parent-style-name="Standard">
      <style:text-properties style:use-window-font-color="true" style:font-name="Arial" fo:font-size="10pt" style:font-size-asian="10pt" style:font-size-complex="10pt"/>
    </style:style>
    <style:style style:name="P7" style:family="paragraph" style:parent-style-name="Standard">
      <style:text-properties fo:color="#000000" style:font-name="Arial" fo:font-size="10pt" style:font-size-asian="10pt" style:font-size-complex="10pt"/>
    </style:style>
    <style:style style:name="P8" style:family="paragraph" style:parent-style-name="Standard">
      <style:text-properties fo:color="#000000" style:font-name="Arial" fo:font-size="10pt" fo:language="ca" fo:country="ES" fo:font-weight="bold" fo:background-color="transparent" style:font-size-asian="10pt" style:font-weight-asian="bold" style:font-name-complex="Arial" style:font-size-complex="10pt" style:font-weight-complex="bold"/>
    </style:style>
    <style:style style:name="P9" style:family="paragraph" style:parent-style-name="Standard">
      <style:text-properties fo:color="#0000ff" style:font-name="Arial" fo:font-size="10pt" style:font-size-asian="10pt" style:font-size-complex="10pt"/>
    </style:style>
    <style:style style:name="P10"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11"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12"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13" style:family="paragraph" style:parent-style-name="Standard">
      <style:paragraph-properties fo:break-before="page"/>
      <style:text-properties style:font-name="Arial" fo:font-size="10pt" fo:language="ca" fo:country="ES" fo:font-style="normal" fo:background-color="transparent" style:font-size-asian="10pt" style:font-style-asian="normal" style:font-name-complex="Arial" style:font-size-complex="10pt" style:language-complex="ar" style:country-complex="SA" style:font-style-complex="normal"/>
    </style:style>
    <style:style style:name="P14" style:family="paragraph" style:parent-style-name="Standard">
      <style:paragraph-properties fo:margin-top="0cm" fo:margin-bottom="0cm" fo:line-height="150%">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5" style:family="paragraph" style:parent-style-name="Normal_20__28_Web_29_">
      <style:paragraph-properties fo:margin-top="0cm" fo:margin-bottom="0cm" fo:line-height="150%" fo:text-align="center" style:justify-single-word="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6" style:family="paragraph" style:parent-style-name="Normal_20__28_Web_29_">
      <style:paragraph-properties fo:margin-top="0cm" fo:margin-bottom="0cm" fo:line-height="150%">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7" style:family="paragraph" style:parent-style-name="Normal_20__28_Web_29_">
      <style:paragraph-properties fo:margin-left="0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18" style:family="paragraph" style:parent-style-name="Normal_20__28_Web_29_">
      <style:paragraph-properties fo:margin-left="0cm" fo:margin-right="0cm" fo:margin-top="0cm" fo:margin-bottom="0cm" fo:line-height="150%" fo:text-align="justify" style:justify-single-word="false" fo:text-indent="0cm" style:auto-text-indent="false">
        <style:tab-stops/>
      </style:paragraph-properties>
      <style:text-properties fo:color="#000000" style:font-name="Arial" fo:font-size="10pt" fo:language="ca" fo:country="ES" fo:font-weight="bold" fo:background-color="transparent" style:font-size-asian="10pt" style:font-weight-asian="bold" style:font-name-complex="Arial" style:font-size-complex="10pt" style:font-weight-complex="bold"/>
    </style:style>
    <style:style style:name="P19" style:family="paragraph" style:parent-style-name="Normal_20__28_Web_29_">
      <style:paragraph-properties fo:margin-left="1.251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0" style:family="paragraph" style:parent-style-name="Normal_20__28_Web_29_">
      <style:paragraph-properties fo:margin-left="1.251cm" fo:margin-right="0cm" fo:margin-top="0cm" fo:margin-bottom="0cm" fo:line-height="150%" fo:text-align="justify" style:justify-single-word="false"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1" style:family="paragraph" style:parent-style-name="Heading_20_2">
      <style:paragraph-properties fo:break-before="page"/>
    </style:style>
    <style:style style:name="P22" style:family="paragraph" style:parent-style-name="Normal_20__28_Web_29_" style:list-style-name="L1">
      <style:paragraph-properties fo:margin-left="0cm" fo:margin-right="0cm" fo:margin-top="0cm" fo:margin-bottom="0cm" fo:line-height="150%" fo:text-indent="0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3" style:family="paragraph" style:parent-style-name="Normal_20__28_Web_29_" style:list-style-name="L1">
      <style:paragraph-properties fo:margin-left="0cm" fo:margin-right="0cm" fo:margin-top="0cm" fo:margin-bottom="0cm" fo:line-height="150%" fo:text-indent="0cm" style:auto-text-indent="false">
        <style:tab-stops/>
      </style:paragraph-properties>
      <style:text-properties style:use-window-font-color="true" style:font-name="Arial" fo:font-size="10pt" fo:language="ca" fo:country="ES" fo:font-weight="bold" fo:background-color="transparent" style:font-size-asian="10pt" style:font-weight-asian="bold" style:font-name-complex="Arial" style:font-size-complex="10pt" style:font-weight-complex="bold"/>
    </style:style>
    <style:style style:name="P24" style:family="paragraph" style:parent-style-name="Normal_20__28_Web_29_" style:list-style-name="L2">
      <style:paragraph-properties fo:margin-left="0cm" fo:margin-right="0cm" fo:margin-top="0cm" fo:margin-bottom="0cm" fo:line-height="150%" fo:text-indent="0cm" style:auto-text-indent="false">
        <style:tab-stops/>
      </style:paragraph-properties>
      <style:text-properties fo:color="#000000" style:font-name="Arial" fo:font-size="10pt" fo:language="ca" fo:country="ES" fo:font-weight="bold" fo:background-color="transparent" style:font-size-asian="10pt" style:font-weight-asian="bold" style:font-name-complex="Arial" style:font-size-complex="10pt" style:font-weight-complex="bold"/>
    </style:style>
    <style:style style:name="P25" style:family="paragraph" style:parent-style-name="Normal_20__28_Web_29_" style:list-style-name="L1">
      <style:paragraph-properties fo:margin-left="2.501cm" fo:margin-right="0cm" fo:margin-top="0cm" fo:margin-bottom="0cm" fo:line-height="150%" fo:text-align="justify" style:justify-single-word="false" fo:text-indent="-0.635cm" style:auto-text-indent="false">
        <style:tab-stops/>
      </style:paragraph-properties>
      <style:text-properties fo:color="#000000" style:font-name="Arial" fo:font-size="10pt" fo:language="ca" fo:country="ES" fo:font-weight="bold" fo:background-color="transparent" style:font-size-asian="10pt" style:font-weight-asian="bold" style:font-name-complex="Arial" style:font-size-complex="10pt" style:font-weight-complex="bold"/>
    </style:style>
    <style:style style:name="P26" style:family="paragraph" style:parent-style-name="Normal_20__28_Web_29_" style:list-style-name="L2">
      <style:paragraph-properties fo:margin-left="2.501cm" fo:margin-right="0cm" fo:margin-top="0cm" fo:margin-bottom="0cm" fo:line-height="150%" fo:text-align="justify" style:justify-single-word="false" fo:text-indent="-0.635cm" style:auto-text-indent="false">
        <style:tab-stops/>
      </style:paragraph-properties>
      <style:text-properties fo:color="#000000" style:font-name="Arial" fo:font-size="10pt" fo:language="ca" fo:country="ES" fo:font-weight="bold" fo:background-color="transparent" style:font-size-asian="10pt" style:font-weight-asian="bold" style:font-name-complex="Arial" style:font-size-complex="10pt" style:font-weight-complex="bold"/>
    </style:style>
    <style:style style:name="P27" style:family="paragraph" style:parent-style-name="Normal_20__28_Web_29_" style:list-style-name="L1">
      <style:paragraph-properties fo:margin-left="2.501cm" fo:margin-right="0cm" fo:margin-top="0cm" fo:margin-bottom="0cm" fo:line-height="150%" fo:text-align="justify" style:justify-single-word="false" fo:text-indent="-0.635cm" style:auto-text-indent="false">
        <style:tab-stops/>
      </style:paragraph-properties>
      <style:text-properties fo:color="#000000"/>
    </style:style>
    <style:style style:name="P28" style:family="paragraph" style:parent-style-name="Normal_20__28_Web_29_" style:list-style-name="L1">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29" style:family="paragraph" style:parent-style-name="Normal_20__28_Web_29_" style:list-style-name="L2">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30" style:family="paragraph" style:parent-style-name="Normal_20__28_Web_29_" style:list-style-name="L4">
      <style:paragraph-properties fo:margin-left="2.501cm" fo:margin-right="0cm" fo:margin-top="0cm" fo:margin-bottom="0cm" fo:line-height="150%" fo:text-align="justify" style:justify-single-word="false" fo:text-indent="-0.635cm" style:auto-text-indent="false">
        <style:tab-stops/>
      </style:paragraph-properties>
      <style:text-properties style:font-name="Arial" fo:font-size="10pt" style:font-size-asian="10pt" style:font-size-complex="10pt"/>
    </style:style>
    <style:style style:name="P31" style:family="paragraph" style:parent-style-name="Normal_20__28_Web_29_" style:list-style-name="L1">
      <style:paragraph-properties fo:margin-left="3.75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32" style:family="paragraph" style:parent-style-name="Normal_20__28_Web_29_" style:list-style-name="L1">
      <style:paragraph-properties fo:margin-left="3.752cm" fo:margin-right="0cm" fo:margin-top="0cm" fo:margin-bottom="0cm" fo:line-height="150%" fo:text-align="justify" style:justify-single-word="false" fo:text-indent="-0.635cm" style:auto-text-indent="false">
        <style:tab-stops/>
      </style:paragraph-properties>
    </style:style>
    <style:style style:name="P33" style:family="paragraph" style:parent-style-name="Normal_20__28_Web_29_" style:list-style-name="L1">
      <style:paragraph-properties fo:margin-left="5.002cm" fo:margin-right="0cm" fo:margin-top="0cm" fo:margin-bottom="0cm" fo:line-height="150%" fo:text-align="justify" style:justify-single-word="false" fo:text-indent="-0.635cm" style:auto-text-indent="false">
        <style:tab-stops/>
      </style:paragraph-properties>
    </style:style>
    <style:style style:name="P34" style:family="paragraph" style:parent-style-name="Normal_20__28_Web_29_" style:list-style-name="L1">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P35" style:family="paragraph" style:parent-style-name="Normal_20__28_Web_29_" style:list-style-name="L1">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style="italic" fo:font-weight="normal" fo:background-color="transparent" style:font-size-asian="10pt" style:font-style-asian="italic" style:font-weight-asian="normal" style:font-name-complex="Arial" style:font-size-complex="10pt" style:font-style-complex="italic" style:font-weight-complex="normal"/>
    </style:style>
    <style:style style:name="P36" style:family="paragraph" style:parent-style-name="Normal_20__28_Web_29_" style:list-style-name="L3">
      <style:paragraph-properties fo:margin-left="5.002cm" fo:margin-right="0cm" fo:margin-top="0cm" fo:margin-bottom="0cm" fo:line-height="150%" fo:text-align="justify" style:justify-single-word="false" fo:text-indent="-0.635cm" style:auto-text-indent="false">
        <style:tab-stops/>
      </style:paragraph-properties>
      <style:text-properties style:font-name="Arial" fo:font-size="10pt" fo:language="ca" fo:country="ES" fo:font-weight="normal" fo:background-color="transparent" style:font-size-asian="10pt" style:font-weight-asian="normal" style:font-name-complex="Arial" style:font-size-complex="10pt" style:font-weight-complex="normal"/>
    </style:style>
    <style:style style:name="T1" style:family="text">
      <style:text-properties fo:font-weight="normal" style:font-weight-asian="normal" style:font-weight-complex="normal"/>
    </style:style>
    <style:style style:name="T2" style:family="text">
      <style:text-properties style:font-name="Arial" fo:font-size="10pt" fo:language="ca" fo:country="ES" fo:font-weight="bold" fo:background-color="transparent" style:font-size-asian="10pt" style:font-weight-asian="bold" style:font-name-complex="Arial" style:font-size-complex="10pt" style:font-weight-complex="bold"/>
    </style:style>
    <style:style style:name="T3" style:family="text">
      <style:text-properties style:font-name="Arial" fo:font-size="10pt" fo:language="ca" fo:country="ES" fo:font-weight="normal" fo:background-color="transparent" style:font-size-asian="10pt" style:font-weight-asian="normal" style:font-name-complex="Arial" style:font-size-complex="10pt" style:font-weight-complex="normal"/>
    </style:style>
    <style:style style:name="T4" style:family="text">
      <style:text-properties style:font-name="Arial" fo:font-size="10pt" fo:language="ca" fo:country="ES" fo:font-style="normal" fo:font-weight="normal" fo:background-color="transparent" style:font-size-asian="10pt" style:font-style-asian="normal" style:font-weight-asian="normal" style:font-name-complex="Arial" style:font-size-complex="10pt" style:font-style-complex="normal" style:font-weight-complex="normal"/>
    </style:style>
    <style:style style:name="T5" style:family="text">
      <style:text-properties fo:color="#0000ff" fo:font-weight="normal" style:font-weight-asian="normal" style:font-weight-complex="normal"/>
    </style:style>
    <style:style style:name="T6" style:family="text">
      <style:text-properties fo:color="#000000"/>
    </style:style>
    <style:style style:name="T7" style:family="text">
      <style:text-properties fo:color="#000000"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Header">Apartat A – Taula de requisits</text:p>
      <text:h text:style-name="Heading_20_2" text:outline-level="2">Requisits funcionals</text:h>
      <table:table table:name="Taula15" table:style-name="Taula15">
        <table:table-column table:style-name="Taula15.A"/>
        <table:table-column table:style-name="Taula15.B"/>
        <table:table-row>
          <table:table-cell table:style-name="Taula15.A1" table:number-columns-spanned="2" office:value-type="string">
            <text:list xml:id="list34502932" text:style-name="L1">
              <text:list-header>
                <text:p text:style-name="P22">Gestió d'autenticació</text:p>
              </text:list-header>
            </text:list>
          </table:table-cell>
          <table:covered-table-cell/>
        </table:table-row>
        <table:table-row>
          <table:table-cell table:style-name="Taula15.A2" office:value-type="string">
            <text:p text:style-name="P4">Estat</text:p>
          </table:table-cell>
          <table:table-cell table:style-name="Taula15.B2" office:value-type="string">
            <text:p text:style-name="P9">Implantat</text:p>
          </table:table-cell>
        </table:table-row>
        <table:table-row>
          <table:table-cell table:style-name="Taula15.A2" office:value-type="string">
            <text:p text:style-name="P4">Prioritat</text:p>
          </table:table-cell>
          <table:table-cell table:style-name="Taula15.B2" office:value-type="string">
            <text:p text:style-name="P4">Crític</text:p>
          </table:table-cell>
        </table:table-row>
        <table:table-row>
          <table:table-cell table:style-name="Taula15.A2" office:value-type="string">
            <text:p text:style-name="P4">Descripció</text:p>
          </table:table-cell>
          <table:table-cell table:style-name="Taula15.B2" office:value-type="string">
            <text:p text:style-name="P4">El sistema requerirà que els clients es s'identifiquin per utilitzar l'aplicació.</text:p>
          </table:table-cell>
        </table:table-row>
      </table:table>
      <text:p text:style-name="P4"/>
      <table:table table:name="Taula18" table:style-name="Taula18">
        <table:table-column table:style-name="Taula18.A"/>
        <table:table-column table:style-name="Taula18.B"/>
        <table:table-row>
          <table:table-cell table:style-name="Taula18.A1" table:number-columns-spanned="2" office:value-type="string">
            <text:p text:style-name="P17">Gestió de comunicació del servidor central</text:p>
          </table:table-cell>
          <table:covered-table-cell/>
        </table:table-row>
        <table:table-row>
          <table:table-cell table:style-name="Taula18.A2" office:value-type="string">
            <text:p text:style-name="P4">Estat</text:p>
          </table:table-cell>
          <table:table-cell table:style-name="Taula18.B2" office:value-type="string">
            <text:p text:style-name="P9">Implantat</text:p>
          </table:table-cell>
        </table:table-row>
        <table:table-row>
          <table:table-cell table:style-name="Taula18.A2" office:value-type="string">
            <text:p text:style-name="P4">Prioritat</text:p>
          </table:table-cell>
          <table:table-cell table:style-name="Taula18.B2" office:value-type="string">
            <text:p text:style-name="P4">Crític</text:p>
          </table:table-cell>
        </table:table-row>
        <table:table-row>
          <table:table-cell table:style-name="Taula18.A2" office:value-type="string">
            <text:p text:style-name="P4">Descripció</text:p>
          </table:table-cell>
          <table:table-cell table:style-name="Taula18.B2" office:value-type="string">
            <text:p text:style-name="P4">El sistema haurà de permetre comunicar els clients quan escullin una sala.</text:p>
          </table:table-cell>
        </table:table-row>
      </table:table>
      <text:p text:style-name="P4"/>
      <table:table table:name="Taula19" table:style-name="Taula19">
        <table:table-column table:style-name="Taula19.A"/>
        <table:table-column table:style-name="Taula19.B"/>
        <table:table-row>
          <table:table-cell table:style-name="Taula19.A1" table:number-columns-spanned="2" office:value-type="string">
            <text:p text:style-name="P8">Comunicació en sales</text:p>
          </table:table-cell>
          <table:covered-table-cell/>
        </table:table-row>
        <table:table-row>
          <table:table-cell table:style-name="Taula19.A2" office:value-type="string">
            <text:p text:style-name="P7">Estat</text:p>
          </table:table-cell>
          <table:table-cell table:style-name="Taula19.B2" office:value-type="string">
            <text:p text:style-name="P9">Implantat</text:p>
          </table:table-cell>
        </table:table-row>
        <table:table-row>
          <table:table-cell table:style-name="Taula19.A2" office:value-type="string">
            <text:p text:style-name="P7">Prioritat</text:p>
          </table:table-cell>
          <table:table-cell table:style-name="Taula19.B2" office:value-type="string">
            <text:p text:style-name="P7">Crític</text:p>
          </table:table-cell>
        </table:table-row>
        <table:table-row>
          <table:table-cell table:style-name="Taula19.A2" office:value-type="string">
            <text:p text:style-name="P7">Descripció</text:p>
          </table:table-cell>
          <table:table-cell table:style-name="Taula19.B2" office:value-type="string">
            <text:p text:style-name="P7">Els clients es trobaran en sales virtuals i allà seran capaços de comunicar-se. </text:p>
          </table:table-cell>
        </table:table-row>
      </table:table>
      <text:p text:style-name="P4"/>
      <table:table table:name="Taula20" table:style-name="Taula20">
        <table:table-column table:style-name="Taula20.A"/>
        <table:table-column table:style-name="Taula20.B"/>
        <table:table-row>
          <table:table-cell table:style-name="Taula20.A1" table:number-columns-spanned="2" office:value-type="string">
            <text:list xml:id="list34506528" text:continue-numbering="true" text:style-name="L1">
              <text:list-header>
                <text:p text:style-name="P23">Comunicació privada</text:p>
              </text:list-header>
            </text:list>
          </table:table-cell>
          <table:covered-table-cell/>
        </table:table-row>
        <table:table-row>
          <table:table-cell table:style-name="Taula20.A2" office:value-type="string">
            <text:p text:style-name="P6">Estat</text:p>
          </table:table-cell>
          <table:table-cell table:style-name="Taula20.B2" office:value-type="string">
            <text:p text:style-name="P9">Implantat</text:p>
          </table:table-cell>
        </table:table-row>
        <table:table-row>
          <table:table-cell table:style-name="Taula20.A2" office:value-type="string">
            <text:p text:style-name="P6">Prioritat</text:p>
          </table:table-cell>
          <table:table-cell table:style-name="Taula20.B2" office:value-type="string">
            <text:p text:style-name="P6">Crític</text:p>
          </table:table-cell>
        </table:table-row>
        <table:table-row>
          <table:table-cell table:style-name="Taula20.A2" office:value-type="string">
            <text:p text:style-name="P6">Descripció</text:p>
          </table:table-cell>
          <table:table-cell table:style-name="Taula20.B2" office:value-type="string">
            <text:p text:style-name="P6">Els clients hauran de ser capaços de comunicar-se entre ells de forma privada si així ho volen.</text:p>
          </table:table-cell>
        </table:table-row>
      </table:table>
      <text:p text:style-name="P4"/>
      <table:table table:name="Taula21" table:style-name="Taula21">
        <table:table-column table:style-name="Taula21.A"/>
        <table:table-column table:style-name="Taula21.B"/>
        <table:table-row>
          <table:table-cell table:style-name="Taula21.A1" table:number-columns-spanned="2" office:value-type="string">
            <text:list xml:id="list34482999" text:continue-numbering="true" text:style-name="L1">
              <text:list-item>
                <text:list>
                  <text:list-header>
                    <text:p text:style-name="P22">Monitorització general</text:p>
                  </text:list-header>
                </text:list>
              </text:list-item>
            </text:list>
          </table:table-cell>
          <table:covered-table-cell/>
        </table:table-row>
        <table:table-row>
          <table:table-cell table:style-name="Taula21.A2" office:value-type="string">
            <text:p text:style-name="P4">Estat</text:p>
          </table:table-cell>
          <table:table-cell table:style-name="Taula21.B2" office:value-type="string">
            <text:p text:style-name="P9">Implantat</text:p>
          </table:table-cell>
        </table:table-row>
        <table:table-row>
          <table:table-cell table:style-name="Taula21.A2" office:value-type="string">
            <text:p text:style-name="P4">Prioritat</text:p>
          </table:table-cell>
          <table:table-cell table:style-name="Taula21.B2" office:value-type="string">
            <text:p text:style-name="P4">Crític</text:p>
          </table:table-cell>
        </table:table-row>
        <table:table-row>
          <table:table-cell table:style-name="Taula21.A2" office:value-type="string">
            <text:p text:style-name="P4">Descripció</text:p>
          </table:table-cell>
          <table:table-cell table:style-name="Taula21.B2" office:value-type="string">
            <text:p text:style-name="P4">El sistema haurà de permetre portar un seguiment en temps real dels usuaris. Es a dir, proporcionar una llista dels usuaris d'una sala.</text:p>
          </table:table-cell>
        </table:table-row>
      </table:table>
      <text:p text:style-name="P4"/>
      <table:table table:name="Taula22" table:style-name="Taula22">
        <table:table-column table:style-name="Taula22.A"/>
        <table:table-column table:style-name="Taula22.B"/>
        <table:table-row>
          <table:table-cell table:style-name="Taula22.A1" table:number-columns-spanned="2" office:value-type="string">
            <text:list xml:id="list34491579" text:continue-numbering="true" text:style-name="L1">
              <text:list-item>
                <text:list>
                  <text:list-header>
                    <text:p text:style-name="P22">Monitorització d'esdeveniments</text:p>
                  </text:list-header>
                </text:list>
              </text:list-item>
            </text:list>
          </table:table-cell>
          <table:covered-table-cell/>
        </table:table-row>
        <table:table-row>
          <table:table-cell table:style-name="Taula22.A2" office:value-type="string">
            <text:p text:style-name="P4">Estat</text:p>
          </table:table-cell>
          <table:table-cell table:style-name="Taula22.B2" office:value-type="string">
            <text:p text:style-name="P9">Implantat</text:p>
          </table:table-cell>
        </table:table-row>
        <table:table-row>
          <table:table-cell table:style-name="Taula22.A2" office:value-type="string">
            <text:p text:style-name="P4">Prioritat</text:p>
          </table:table-cell>
          <table:table-cell table:style-name="Taula22.B2" office:value-type="string">
            <text:p text:style-name="P4">Important</text:p>
          </table:table-cell>
        </table:table-row>
        <table:table-row>
          <table:table-cell table:style-name="Taula22.A2" office:value-type="string">
            <text:p text:style-name="P4">Descripció</text:p>
          </table:table-cell>
          <table:table-cell table:style-name="Taula22.B2" office:value-type="string">
            <text:p text:style-name="P4">Es crearan les funcions necessàries per monitoritzar els esdeveniments del sistema servidor i crear un fitxer de log.</text:p>
          </table:table-cell>
        </table:table-row>
      </table:table>
      <text:p text:style-name="P4"/>
      <table:table table:name="Taula23" table:style-name="Taula23">
        <table:table-column table:style-name="Taula23.A"/>
        <table:table-column table:style-name="Taula23.B"/>
        <table:table-row>
          <table:table-cell table:style-name="Taula23.A1" table:number-columns-spanned="2" office:value-type="string">
            <text:p text:style-name="P2">Administració general</text:p>
          </table:table-cell>
          <table:covered-table-cell/>
        </table:table-row>
        <table:table-row>
          <table:table-cell table:style-name="Taula23.A2" office:value-type="string">
            <text:p text:style-name="P4">Estat</text:p>
          </table:table-cell>
          <table:table-cell table:style-name="Taula23.B2" office:value-type="string">
            <text:p text:style-name="P4">Aprovat</text:p>
          </table:table-cell>
        </table:table-row>
        <table:table-row>
          <table:table-cell table:style-name="Taula23.A2" office:value-type="string">
            <text:p text:style-name="P4">Prioritat</text:p>
          </table:table-cell>
          <table:table-cell table:style-name="Taula23.B2" office:value-type="string">
            <text:p text:style-name="P4">Crític</text:p>
          </table:table-cell>
        </table:table-row>
        <table:table-row>
          <table:table-cell table:style-name="Taula23.A2" office:value-type="string">
            <text:p text:style-name="P4">Descripció</text:p>
          </table:table-cell>
          <table:table-cell table:style-name="Taula23.B2" office:value-type="string">
            <text:p text:style-name="P4">El sistema proveirà una forma d'administrar les sales i controlar els usuaris en temps real. Es a dir, hi haurà usuaris moderadors.</text:p>
          </table:table-cell>
        </table:table-row>
      </table:table>
      <text:p text:style-name="P4"/>
      <table:table table:name="Taula24" table:style-name="Taula24">
        <table:table-column table:style-name="Taula24.A"/>
        <table:table-column table:style-name="Taula24.B"/>
        <table:table-row>
          <table:table-cell table:style-name="Taula24.A1" table:number-columns-spanned="2" office:value-type="string">
            <text:list xml:id="list34503617" text:continue-numbering="true" text:style-name="L1">
              <text:list-header>
                <text:p text:style-name="P22">Gestió de clients</text:p>
              </text:list-header>
            </text:list>
          </table:table-cell>
          <table:covered-table-cell/>
        </table:table-row>
        <table:table-row>
          <table:table-cell table:style-name="Taula24.A2" office:value-type="string">
            <text:p text:style-name="P4">Estat</text:p>
          </table:table-cell>
          <table:table-cell table:style-name="Taula24.B2" office:value-type="string">
            <text:p text:style-name="P9">Implantat</text:p>
          </table:table-cell>
        </table:table-row>
        <text:soft-page-break/>
        <table:table-row>
          <table:table-cell table:style-name="Taula24.A2" office:value-type="string">
            <text:p text:style-name="P4">Prioritat</text:p>
          </table:table-cell>
          <table:table-cell table:style-name="Taula24.B2" office:value-type="string">
            <text:p text:style-name="P4">Crític</text:p>
          </table:table-cell>
        </table:table-row>
        <table:table-row>
          <table:table-cell table:style-name="Taula24.A2" office:value-type="string">
            <text:p text:style-name="P4">Descripció</text:p>
          </table:table-cell>
          <table:table-cell table:style-name="Taula24.B2" office:value-type="string">
            <text:p text:style-name="P4">Els usuaris podran utilitzar l'aplicació a través d'un client web i un client per a dispositius mòbils.</text:p>
          </table:table-cell>
        </table:table-row>
      </table:table>
      <text:p text:style-name="P4"/>
      <table:table table:name="Taula25" table:style-name="Taula25">
        <table:table-column table:style-name="Taula25.A"/>
        <table:table-column table:style-name="Taula25.B"/>
        <table:table-row>
          <table:table-cell table:style-name="Taula25.A1" table:number-columns-spanned="2" office:value-type="string">
            <text:p text:style-name="P17">Administració des de client web</text:p>
          </table:table-cell>
          <table:covered-table-cell/>
        </table:table-row>
        <table:table-row>
          <table:table-cell table:style-name="Taula25.A2" office:value-type="string">
            <text:p text:style-name="P4">Estat</text:p>
          </table:table-cell>
          <table:table-cell table:style-name="Taula25.B2" office:value-type="string">
            <text:p text:style-name="P9">Implantat</text:p>
          </table:table-cell>
        </table:table-row>
        <table:table-row>
          <table:table-cell table:style-name="Taula25.A2" office:value-type="string">
            <text:p text:style-name="P4">Prioritat</text:p>
          </table:table-cell>
          <table:table-cell table:style-name="Taula25.B2" office:value-type="string">
            <text:p text:style-name="P4">Crític</text:p>
          </table:table-cell>
        </table:table-row>
        <table:table-row>
          <table:table-cell table:style-name="Taula25.A2" office:value-type="string">
            <text:p text:style-name="P4">Descripció</text:p>
          </table:table-cell>
          <table:table-cell table:style-name="Taula25.B2" office:value-type="string">
            <text:p text:style-name="P4">Es proveirà al client web d'un mòdul d'administració per a usuaris moderadors.</text:p>
          </table:table-cell>
        </table:table-row>
      </table:table>
      <text:p text:style-name="P4"/>
      <table:table table:name="Taula26" table:style-name="Taula26">
        <table:table-column table:style-name="Taula26.A"/>
        <table:table-column table:style-name="Taula26.B"/>
        <table:table-row>
          <table:table-cell table:style-name="Taula26.A1" table:number-columns-spanned="2" office:value-type="string">
            <text:list xml:id="list34487600" text:continue-numbering="true" text:style-name="L1">
              <text:list-header>
                <text:p text:style-name="P22">Gestió del Portal Web</text:p>
              </text:list-header>
            </text:list>
          </table:table-cell>
          <table:covered-table-cell/>
        </table:table-row>
        <table:table-row>
          <table:table-cell table:style-name="Taula26.A2" office:value-type="string">
            <text:p text:style-name="P4">Estat</text:p>
          </table:table-cell>
          <table:table-cell table:style-name="Taula26.B2" office:value-type="string">
            <text:p text:style-name="P9">Implantat</text:p>
          </table:table-cell>
        </table:table-row>
        <table:table-row>
          <table:table-cell table:style-name="Taula26.A2" office:value-type="string">
            <text:p text:style-name="P4">Prioritat</text:p>
          </table:table-cell>
          <table:table-cell table:style-name="Taula26.B2" office:value-type="string">
            <text:p text:style-name="P4">Important</text:p>
          </table:table-cell>
        </table:table-row>
        <table:table-row>
          <table:table-cell table:style-name="Taula26.A2" office:value-type="string">
            <text:p text:style-name="P4">Descripció</text:p>
          </table:table-cell>
          <table:table-cell table:style-name="Taula26.B2" office:value-type="string">
            <text:p text:style-name="P4">Es comptarà amb un portal web on els usuaris trobaran informació i documentació sobre com utilitzar l'aplicació.</text:p>
          </table:table-cell>
        </table:table-row>
      </table:table>
      <text:p text:style-name="P4"/>
      <table:table table:name="Taula27" table:style-name="Taula27">
        <table:table-column table:style-name="Taula27.A"/>
        <table:table-column table:style-name="Taula27.B"/>
        <table:table-row>
          <table:table-cell table:style-name="Taula27.A1" table:number-columns-spanned="2" office:value-type="string">
            <text:list xml:id="list34484699" text:continue-numbering="true" text:style-name="L1">
              <text:list-item>
                <text:list>
                  <text:list-header>
                    <text:p text:style-name="P22">Administració del Portal Web</text:p>
                  </text:list-header>
                </text:list>
              </text:list-item>
            </text:list>
          </table:table-cell>
          <table:covered-table-cell/>
        </table:table-row>
        <table:table-row>
          <table:table-cell table:style-name="Taula27.A2" office:value-type="string">
            <text:p text:style-name="P4">Estat</text:p>
          </table:table-cell>
          <table:table-cell table:style-name="Taula27.B2" office:value-type="string">
            <text:p text:style-name="P9">Implantat</text:p>
          </table:table-cell>
        </table:table-row>
        <table:table-row>
          <table:table-cell table:style-name="Taula27.A2" office:value-type="string">
            <text:p text:style-name="P4">Prioritat</text:p>
          </table:table-cell>
          <table:table-cell table:style-name="Taula27.B2" office:value-type="string">
            <text:p text:style-name="P4">Secundari</text:p>
          </table:table-cell>
        </table:table-row>
        <table:table-row>
          <table:table-cell table:style-name="Taula27.A2" office:value-type="string">
            <text:p text:style-name="P4">Descripció</text:p>
          </table:table-cell>
          <table:table-cell table:style-name="Taula27.B2" office:value-type="string">
            <text:p text:style-name="P4">Seria interessant crear un mòdul de notícies a la pàgina tipus Blog.</text:p>
          </table:table-cell>
        </table:table-row>
      </table:table>
      <text:h text:style-name="Heading_20_2" text:outline-level="2"/>
      <text:h text:style-name="P21" text:outline-level="2">Requisits no funcionals</text:h>
      <table:table table:name="Taula28" table:style-name="Taula28">
        <table:table-column table:style-name="Taula28.A"/>
        <table:table-column table:style-name="Taula28.B"/>
        <table:table-row>
          <table:table-cell table:style-name="Taula28.A1" table:number-columns-spanned="2" office:value-type="string">
            <text:p text:style-name="P17">SO i Navegador</text:p>
          </table:table-cell>
          <table:covered-table-cell/>
        </table:table-row>
        <table:table-row>
          <table:table-cell table:style-name="Taula28.A2" office:value-type="string">
            <text:p text:style-name="P4">Estat</text:p>
          </table:table-cell>
          <table:table-cell table:style-name="Taula28.B2" office:value-type="string">
            <text:p text:style-name="P9">Implantat</text:p>
          </table:table-cell>
        </table:table-row>
        <table:table-row>
          <table:table-cell table:style-name="Taula28.A2" office:value-type="string">
            <text:p text:style-name="P4">Prioritat</text:p>
          </table:table-cell>
          <table:table-cell table:style-name="Taula28.B2" office:value-type="string">
            <text:p text:style-name="P4">Crític</text:p>
          </table:table-cell>
        </table:table-row>
        <table:table-row>
          <table:table-cell table:style-name="Taula28.A2" office:value-type="string">
            <text:p text:style-name="P4">Descripció</text:p>
          </table:table-cell>
          <table:table-cell table:style-name="Taula28.B2" office:value-type="string">
            <text:p text:style-name="P4">El sistema serà multi-plataforma. Es podrà accedir des de qualsevol SO amb interfície gràfica i un navegador web actual.</text:p>
          </table:table-cell>
        </table:table-row>
      </table:table>
      <text:p text:style-name="P4"/>
      <table:table table:name="Taula29" table:style-name="Taula29">
        <table:table-column table:style-name="Taula29.A"/>
        <table:table-column table:style-name="Taula29.B"/>
        <table:table-row>
          <table:table-cell table:style-name="Taula29.A1" table:number-columns-spanned="2" office:value-type="string">
            <text:p text:style-name="P17">Dispositiu mòbil</text:p>
          </table:table-cell>
          <table:covered-table-cell/>
        </table:table-row>
        <table:table-row>
          <table:table-cell table:style-name="Taula29.A2" office:value-type="string">
            <text:p text:style-name="P4">Estat</text:p>
          </table:table-cell>
          <table:table-cell table:style-name="Taula29.B2" office:value-type="string">
            <text:p text:style-name="P9">Implantat</text:p>
          </table:table-cell>
        </table:table-row>
        <table:table-row>
          <table:table-cell table:style-name="Taula29.A2" office:value-type="string">
            <text:p text:style-name="P4">Prioritat</text:p>
          </table:table-cell>
          <table:table-cell table:style-name="Taula29.B2" office:value-type="string">
            <text:p text:style-name="P4">Important</text:p>
          </table:table-cell>
        </table:table-row>
        <table:table-row>
          <table:table-cell table:style-name="Taula29.A2" office:value-type="string">
            <text:p text:style-name="P4">Descripció</text:p>
          </table:table-cell>
          <table:table-cell table:style-name="Taula29.B2" office:value-type="string">
            <text:p text:style-name="P4">Es podrà accedir al servei des de un dispositiu mòbil Android utilitzant el client fet expressament per aquest ell.</text:p>
          </table:table-cell>
        </table:table-row>
      </table:table>
      <text:p text:style-name="P4"/>
      <table:table table:name="Taula30" table:style-name="Taula30">
        <table:table-column table:style-name="Taula30.A"/>
        <table:table-column table:style-name="Taula30.B"/>
        <table:table-row>
          <table:table-cell table:style-name="Taula30.A1" table:number-columns-spanned="2" office:value-type="string">
            <text:list xml:id="list34488486" text:style-name="L2">
              <text:list-header>
                <text:p text:style-name="P24">Pèrdua de dades</text:p>
              </text:list-header>
            </text:list>
          </table:table-cell>
          <table:covered-table-cell/>
        </table:table-row>
        <table:table-row>
          <table:table-cell table:style-name="Taula30.A2" office:value-type="string">
            <text:p text:style-name="P7">Estat</text:p>
          </table:table-cell>
          <table:table-cell table:style-name="Taula30.B2" office:value-type="string">
            <text:p text:style-name="P9">Implantat</text:p>
          </table:table-cell>
        </table:table-row>
        <table:table-row>
          <table:table-cell table:style-name="Taula30.A2" office:value-type="string">
            <text:p text:style-name="P7">Prioritat</text:p>
          </table:table-cell>
          <table:table-cell table:style-name="Taula30.B2" office:value-type="string">
            <text:p text:style-name="P7">Crític</text:p>
          </table:table-cell>
        </table:table-row>
        <table:table-row>
          <table:table-cell table:style-name="Taula30.A2" office:value-type="string">
            <text:p text:style-name="P7">Descripció</text:p>
          </table:table-cell>
          <table:table-cell table:style-name="Taula30.B2" office:value-type="string">
            <text:p text:style-name="P7">El sistema haurà de portar un control de les dades que envia, evitant que <text:s/>la informació es perdi abans d'arribar al client.</text:p>
          </table:table-cell>
        </table:table-row>
      </table:table>
      <text:p text:style-name="P4"/>
      <table:table table:name="Taula31" table:style-name="Taula31">
        <table:table-column table:style-name="Taula31.A"/>
        <table:table-column table:style-name="Taula31.B"/>
        <table:table-row>
          <table:table-cell table:style-name="Taula31.A1" table:number-columns-spanned="2" office:value-type="string">
            <text:p text:style-name="P18">Control de seguretat passiu</text:p>
          </table:table-cell>
          <table:covered-table-cell/>
        </table:table-row>
        <table:table-row>
          <table:table-cell table:style-name="Taula31.A2" office:value-type="string">
            <text:p text:style-name="P7">Estat</text:p>
          </table:table-cell>
          <table:table-cell table:style-name="Taula31.B2" office:value-type="string">
            <text:p text:style-name="P9">Implantat</text:p>
          </table:table-cell>
        </table:table-row>
        <table:table-row>
          <table:table-cell table:style-name="Taula31.A2" office:value-type="string">
            <text:p text:style-name="P7">Prioritat</text:p>
          </table:table-cell>
          <table:table-cell table:style-name="Taula31.B2" office:value-type="string">
            <text:p text:style-name="P7">Important</text:p>
          </table:table-cell>
        </table:table-row>
        <table:table-row>
          <table:table-cell table:style-name="Taula31.A2" office:value-type="string">
            <text:p text:style-name="P7">Descripció</text:p>
          </table:table-cell>
          <table:table-cell table:style-name="Taula31.B2" office:value-type="string">
            <text:p text:style-name="P7">El sistema haurà de ser capaç de prendre decisions quan es detecti que algun client utilitza incorrectament el xat.</text:p>
          </table:table-cell>
        </table:table-row>
      </table:table>
      <text:p text:style-name="P4"/>
      <table:table table:name="Taula32" table:style-name="Taula32">
        <table:table-column table:style-name="Taula32.A"/>
        <table:table-column table:style-name="Taula32.B"/>
        <table:table-row>
          <table:table-cell table:style-name="Taula32.A1" table:number-columns-spanned="2" office:value-type="string">
            <text:p text:style-name="P16">Fiabilitat</text:p>
          </table:table-cell>
          <table:covered-table-cell/>
        </table:table-row>
        <table:table-row>
          <table:table-cell table:style-name="Taula32.A2" office:value-type="string">
            <text:p text:style-name="P4">Estat</text:p>
          </table:table-cell>
          <table:table-cell table:style-name="Taula32.B2" office:value-type="string">
            <text:p text:style-name="P9">Implantat</text:p>
          </table:table-cell>
        </table:table-row>
        <table:table-row>
          <table:table-cell table:style-name="Taula32.A2" office:value-type="string">
            <text:p text:style-name="P4">Prioritat</text:p>
          </table:table-cell>
          <table:table-cell table:style-name="Taula32.B2" office:value-type="string">
            <text:p text:style-name="P4">Important</text:p>
          </table:table-cell>
        </table:table-row>
        <table:table-row>
          <table:table-cell table:style-name="Taula32.A2" office:value-type="string">
            <text:p text:style-name="P4">Descripció</text:p>
          </table:table-cell>
          <table:table-cell table:style-name="Taula32.B2" office:value-type="string">
            <text:p text:style-name="P4">El sistema haurà de ser fiable i afrontar situacions que podrien malmetre el seu funcionament.</text:p>
          </table:table-cell>
        </table:table-row>
      </table:table>
      <text:p text:style-name="P3"/>
      <text:p text:style-name="P13"/>
      <text:p text:style-name="Header">Anàlisi de requisits</text:p>
      <text:p text:style-name="P14"/>
      <text:p text:style-name="P19">Funcionals</text:p>
      <text:list xml:id="list34503596" text:continue-list="list34484699" text:style-name="L1">
        <text:list-item>
          <text:p text:style-name="P25">Gestió d'autenticació: <text:span text:style-name="T1">Els usuaris s'hauran d'autenticar, ja sigui des del client web o pel client mòbil. </text:span><text:span text:style-name="T1">Farà </text:span><text:span text:style-name="T1">falta que es registrin </text:span><text:span text:style-name="T1">només el primer cop</text:span><text:span text:style-name="T1"> per poder utilitzar </text:span><text:span text:style-name="T1">l'aplicació</text:span><text:span text:style-name="T1">.</text:span></text:p>
        </text:list-item>
        <text:list-item>
          <text:p text:style-name="P27"><text:span text:style-name="T2">Sales i usuaris: </text:span><text:span text:style-name="T4">Les sales seran espais virtuals on els diferents usuaris es trobaran per parlar. També es podran comunicar en privat. Per a que un client pugui formar part d'una sala un administrador li haurà de fer una invitació prèviament. De fet la utilitat del xat enfocada a l'empresa seria que els treballadors formin part de diferents sales on puguin comunicar-se amb companys d'altres àrees per discutir sobre les seves labors. </text:span></text:p>
        </text:list-item>
        <text:list-item>
          <text:p text:style-name="P28">Gestió de comunicació del servidor central:<text:span text:style-name="T1"> El nucli de l'aplicació serà el servidor. Proporcionarà un servei per gestionar i comunicar els clients i un seguit de funcions addicionals, per això es tindrà que donar suport multi-fil. No requerirà d'interfície gràfica:</text:span></text:p>
          <text:list>
            <text:list-item>
              <text:p text:style-name="P31">Monitorització<text:span text:style-name="T1">: Donarà i guardarà informació en temps real: </text:span></text:p>
              <text:list>
                <text:list-item>
                  <text:p text:style-name="P33"><text:span text:style-name="T2">General: </text:span><text:span text:style-name="T3">Dels usuaris que hi ha a cada sala, llistes i recomptes.</text:span></text:p>
                </text:list-item>
                <text:list-item>
                  <text:p text:style-name="P34">D'esdeveniments<text:span text:style-name="T1">: Implementarà persistència en un fitxer de log, on es guardaran els diferents esdeveniments. Per exemple: </text:span></text:p>
                  <text:p text:style-name="P35"><text:s text:c="7"/>20/11/2011-15:20:03: Client XXX.XXX.XXX.XXX connectat.</text:p>
                </text:list-item>
              </text:list>
            </text:list-item>
            <text:list-item>
              <text:p text:style-name="P32"><text:span text:style-name="T2">Administració: </text:span><text:span text:style-name="T3"><text:s/>El servidor serà l'encarregat d'actuar sobre les bases de dades de forma immediata i executar accions de control, això implicarà que un administrador serà l'encarregat d'enviar-li instruccions des del mòdul administratiu del client web. La administració es dividirà en dos parts:</text:span></text:p>
              <text:list>
                <text:list-item>
                  <text:p text:style-name="P34">D'usuaris: <text:span text:style-name="T1">L'administrador podrà actuar sobre els usuaris moderant-los, ja sigui privant-los de xatejar, expulsant-los del xat, o fins i tot bloquejar-los indefinidament per IP o compte. És important perquè es necessita una forma activa de controlar l'spam i els conflictes.</text:span></text:p>
                </text:list-item>
                <text:list-item>
                  <text:p text:style-name="P34">De sales: <text:span text:style-name="T1">L'administrador podrà gestionar els paràmetres de les sales, modificar-les, esborrar-les, o crear-ne de noves.</text:span></text:p>
                </text:list-item>
              </text:list>
            </text:list-item>
          </text:list>
        </text:list-item>
        <text:list-item>
          <text:p text:style-name="P28">Gestió de clients:<text:span text:style-name="T1"> Les aplicacions clients seran qui actuarà sobre el servidor. Disposaran d'una interfície gràfica i seran el pont a través del qual els usuaris podran comunicar-se entre ells. El funcionament general hauria de ser semblant a:</text:span></text:p>
        </text:list-item>
      </text:list>
      <text:list xml:id="list34483988" text:style-name="L3">
        <text:list-item>
          <text:p text:style-name="P36">Autenticació</text:p>
        </text:list-item>
        <text:list-item>
          <text:p text:style-name="P36">Decisió de la sala</text:p>
        </text:list-item>
        <text:list-item>
          <text:p text:style-name="P36">Inici de la comunicació</text:p>
        </text:list-item>
      </text:list>
      <text:list xml:id="list34485854" text:style-name="L4">
        <text:list-header>
          <text:p text:style-name="P30">Hi haurà dos tipus de client:</text:p>
        </text:list-header>
      </text:list>
      <text:list xml:id="list34500279" text:continue-list="list34503596" text:style-name="L1">
        <text:list-item>
          <text:list>
            <text:list-item>
              <text:p text:style-name="P31">Client Web:<text:span text:style-name="T1"> El client web serà una aplicació basada en navegador. Serà el client important i a més integrarà un mòdul especial per a moderadors i administradors.</text:span></text:p>
              <text:list>
                <text:list-item>
                  <text:p text:style-name="P34">Administració: <text:span text:style-name="T1">Panell des del que els administradors es comunicaran amb el servidor per a que aquest actuï sobre els clients. Disposarà d'un seguit d'opcions per controlar els clients: bloquejar compte, expulsar d'una sala, </text:span><text:soft-page-break/><text:span text:style-name="T1">silenciar...</text:span></text:p>
                </text:list-item>
              </text:list>
            </text:list-item>
            <text:list-item>
              <text:p text:style-name="P31">Client Mòbil: <text:span text:style-name="T1">Serà un client especial adaptat per a telèfon mòbil. No disposarà de panell d'adm</text:span><text:span text:style-name="T7">inistració. Serà una versió molt simplificada del client web.</text:span></text:p>
            </text:list-item>
          </text:list>
        </text:list-item>
        <text:list-item>
          <text:p text:style-name="P27"><text:span text:style-name="T2">Gestió del Portal Web:</text:span><text:span text:style-name="T3"> Es necessita un portal web on els usuaris puguin trobar informació i documentació sobre com utilitzar l'aplicació. Es farà juntament amb el client web i serà part del domini de l'aplicació.</text:span></text:p>
          <text:list>
            <text:list-item>
              <text:p text:style-name="P31">Administració: <text:span text:style-name="T1">Seria bo que hi hagués alguna forma de incorporar informació dinàmica en aquesta pàgina, per poder avisar d'actualitzacions o notícies.</text:span></text:p>
            </text:list-item>
          </text:list>
        </text:list-item>
      </text:list>
      <text:p text:style-name="P20">No funcionals</text:p>
      <text:list xml:id="list34475090" text:continue-list="list34488486" text:style-name="L2">
        <text:list-item>
          <text:p text:style-name="P29">SO i Navegador: <text:span text:style-name="T1">La necessitat d'arribar a quant més mercat millor implica que necessitarem crear una aplicació multi plataforma. No serà un inconvenient ja que els usuaris disposaran d'un client que funcionarà <text:s/>a través del navegador web.</text:span></text:p>
        </text:list-item>
        <text:list-item>
          <text:p text:style-name="P29">Di<text:span text:style-name="T6">spositiu mòbil: </text:span><text:span text:style-name="T7">Utilitzar el client web des d'un navegador podria ser difícil en un dispositiu petit, per això i veient que el mercat dels dispositius mòbils està a l'alça es crearà un client específic per a telèfons mòbils. </text:span></text:p>
        </text:list-item>
        <text:list-item>
          <text:p text:style-name="P26">Pèrdua de dades:<text:span text:style-name="T1"> </text:span><text:span text:style-name="T1">Suposant que un client es desconnecta temporalment perquè per exemple perd cobertura, el sistema ha de contenir els mètodes necessaris per a que les dades adreçades al usuari li arribin correctament quan es torni a connectat, i que no es perdin mentre l'usuari estava desconnectat</text:span><text:span text:style-name="T1">.</text:span></text:p>
        </text:list-item>
        <text:list-item>
          <text:p text:style-name="P29"><text:span text:style-name="T6">Control de seguretat passiu:</text:span><text:span text:style-name="T7"> Quan la seguretat activa (els administradors i moderadors) no sigui present, el propi sistema ha de ser capaç d'actuar passivament evitant aquest tipus de situacions Per exemple limitant el número de connexions que pot tenir un mateix client amb el servidor o analitzant les respost</text:span><text:span text:style-name="T1">es dels clients per evitar l'spam, les desconnexions per “timeout” o inactivitat... Per una part tindríem els filtres del propi client i per altra els filtres del servidor.</text:span></text:p>
        </text:list-item>
        <text:list-item>
          <text:p text:style-name="P29">Fiabilitat: <text:span text:style-name="T1">El sistema ha de ser estable per sobre totes les coses. Si el servidor deixa de funcionar l'aplicació no té raó de ser, <text:s/>per això es tractaran totes les excepcions i problemes que es puguin presentar, tant per la coherència del propi codi del nucli, com per l'actitud dels usuaris en la utilització dels clients.</text:span></text:p>
        </text:list-item>
      </text:list>
      <text:p text:style-name="P19"/>
      <text:p text:style-name="P15"/>
      <text:h text:style-name="P21" text:outline-level="2">Control de canvis</text:h>
      <table:table table:name="Taula33" table:style-name="Taula33">
        <table:table-column table:style-name="Taula33.A"/>
        <table:table-column table:style-name="Taula33.B"/>
        <table:table-column table:style-name="Taula33.C"/>
        <table:table-row>
          <table:table-cell table:style-name="Taula33.A1" office:value-type="string">
            <text:p text:style-name="P10">Data</text:p>
          </table:table-cell>
          <table:table-cell table:style-name="Taula33.A1" office:value-type="string">
            <text:p text:style-name="P10">Modificat per:</text:p>
          </table:table-cell>
          <table:table-cell table:style-name="Taula33.C1" office:value-type="string">
            <text:p text:style-name="P10">Modificacions</text:p>
          </table:table-cell>
        </table:table-row>
        <table:table-row>
          <table:table-cell table:style-name="Taula33.A2" office:value-type="date" office:date-value="2011-09-25">
            <text:p text:style-name="P12">25/09/11</text:p>
          </table:table-cell>
          <table:table-cell table:style-name="Taula33.B2" office:value-type="string">
            <text:p text:style-name="P12">Héctor Costa</text:p>
          </table:table-cell>
          <table:table-cell table:style-name="Taula33.C2" office:value-type="string">
            <text:p text:style-name="P11">Modificació inicial.</text:p>
          </table:table-cell>
        </table:table-row>
        <table:table-row>
          <table:table-cell table:style-name="Taula33.A2" office:value-type="date" office:date-value="2011-10-08">
            <text:p text:style-name="P11">08/10/11</text:p>
          </table:table-cell>
          <table:table-cell table:style-name="Taula33.B2" office:value-type="string">
            <text:p text:style-name="P12">Héctor Costa</text:p>
          </table:table-cell>
          <table:table-cell table:style-name="Taula33.C2" office:value-type="string">
            <text:p text:style-name="P11">S'ha fet una revisió dels requisits. Alguns s'han esborrat per ser erronis i s'han afegit de nous.</text:p>
          </table:table-cell>
        </table:table-row>
        <table:table-row>
          <table:table-cell table:style-name="Taula33.A2" office:value-type="date" office:date-value="2011-12-17">
            <text:p text:style-name="P11">17/12/11</text:p>
          </table:table-cell>
          <table:table-cell table:style-name="Taula33.B2" office:value-type="string">
            <text:p text:style-name="P12">Héctor Costa</text:p>
          </table:table-cell>
          <table:table-cell table:style-name="Taula33.C2" office:value-type="string">
            <text:p text:style-name="P11">S'ha fet una revisió dels requisits implanta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text:s/>Requisi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2-20T14:36:31.09</dc:date>
    <meta:editing-duration>PT50M13S</meta:editing-duration>
    <meta:editing-cycles>19</meta:editing-cycles>
    <meta:generator>OpenOffice.org/3.3$Win32 OpenOffice.org_project/330m20$Build-9567</meta:generator>
    <meta:document-statistic meta:table-count="17" meta:image-count="0" meta:object-count="0" meta:page-count="6" meta:paragraph-count="157" meta:word-count="1221" meta:character-count="7785"/>
  </office:meta>
</office:document-meta>
</file>